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03"/>
    <style:style style:name="ce20" style:family="table-cell" style:parent-style-name="Default" style:data-style-name="N10121"/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8" table:default-cell-style-name="Default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Depth = 10, debug flags</text:p>
          </table:table-cell>
          <table:covered-table-cell table:number-columns-repeated="4" table:style-name="Default"/>
          <table:covered-table-cell table:number-columns-repeated="8"/>
          <table:covered-table-cell table:number-columns-repeated="4" table:style-name="Default"/>
          <table:covered-table-cell table:number-columns-repeated="6"/>
        </table:table-row>
        <table:table-row table:style-name="ro1">
          <table:table-cell table:style-name="ce5" office:value-type="string" calcext:value-type="string" table:number-columns-spanned="5" table:number-rows-spanned="1">
            <text:p>min anapoda max anapoda</text:p>
          </table:table-cell>
          <table:covered-table-cell table:number-columns-repeated="4" table:style-name="Default"/>
          <table:table-cell/>
          <table:table-cell table:style-name="ce5" office:value-type="string" calcext:value-type="string" table:number-columns-spanned="5" table:number-rows-spanned="1">
            <text:p>min anapoda max kanonika</text:p>
          </table:table-cell>
          <table:covered-table-cell table:number-columns-repeated="4"/>
          <table:table-cell/>
          <table:table-cell table:style-name="ce5" office:value-type="string" calcext:value-type="string" table:number-columns-spanned="5" table:number-rows-spanned="1">
            <text:p>min kanonika max anapoda</text:p>
          </table:table-cell>
          <table:covered-table-cell table:number-columns-repeated="4" table:style-name="Default"/>
          <table:table-cell/>
          <table:table-cell table:style-name="ce5" office:value-type="string" calcext:value-type="string" table:number-columns-spanned="5" table:number-rows-spanned="1">
            <text:p>min kanonika max kanonik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254" calcext:value-type="float">
            <text:p>232,254</text:p>
          </table:table-cell>
          <table:table-cell office:value-type="float" office:value="1014982" calcext:value-type="float">
            <text:p>1,014,982</text:p>
          </table:table-cell>
          <table:table-cell table:formula="of:=[.B4]+[.C4]" office:value-type="float" office:value="1247236" calcext:value-type="float">
            <text:p>1,247,236</text:p>
          </table:table-cell>
          <table:table-cell office:value-type="float" office:value="2.23587" calcext:value-type="float">
            <text:p>2.2358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float" office:value="1488025" calcext:value-type="float">
            <text:p>1,488,025</text:p>
          </table:table-cell>
          <table:table-cell table:style-name="ce13" office:value-type="float" office:value="3222084" calcext:value-type="float">
            <text:p>3,222,084</text:p>
          </table:table-cell>
          <table:table-cell table:style-name="ce13" table:formula="of:=[.H4]+[.I4]" office:value-type="float" office:value="4710109" calcext:value-type="float">
            <text:p>4,710,109</text:p>
          </table:table-cell>
          <table:table-cell table:style-name="ce20" office:value-type="float" office:value="12.644121" calcext:value-type="float">
            <text:p>12.644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9182" calcext:value-type="float">
            <text:p>389,182</text:p>
          </table:table-cell>
          <table:table-cell office:value-type="float" office:value="2585917" calcext:value-type="float">
            <text:p>2,585,917</text:p>
          </table:table-cell>
          <table:table-cell table:formula="of:=[.N4]+[.O4]" office:value-type="float" office:value="2975099" calcext:value-type="float">
            <text:p>2,975,099</text:p>
          </table:table-cell>
          <table:table-cell office:value-type="float" office:value="4.34413" calcext:value-type="float">
            <text:p>4.3441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float" office:value="12826023" calcext:value-type="float">
            <text:p>12,826,023</text:p>
          </table:table-cell>
          <table:table-cell table:style-name="ce13" office:value-type="float" office:value="111473964" calcext:value-type="float">
            <text:p>111,473,964</text:p>
          </table:table-cell>
          <table:table-cell table:style-name="ce13" table:formula="of:=[.T4]+[.U4]" office:value-type="float" office:value="124299987" calcext:value-type="float">
            <text:p>124,299,987</text:p>
          </table:table-cell>
          <table:table-cell table:style-name="ce20" office:value-type="float" office:value="127.50496" calcext:value-type="float">
            <text:p>127.5049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490" calcext:value-type="float">
            <text:p>316,490</text:p>
          </table:table-cell>
          <table:table-cell office:value-type="float" office:value="1569946" calcext:value-type="float">
            <text:p>1,569,946</text:p>
          </table:table-cell>
          <table:table-cell table:formula="of:=[.B5]+[.C5]" office:value-type="float" office:value="1886436" calcext:value-type="float">
            <text:p>1,886,436</text:p>
          </table:table-cell>
          <table:table-cell office:value-type="float" office:value="3.224582" calcext:value-type="float">
            <text:p>3.2245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float" office:value="1791166" calcext:value-type="float">
            <text:p>1,791,166</text:p>
          </table:table-cell>
          <table:table-cell table:style-name="ce13" office:value-type="float" office:value="4565106" calcext:value-type="float">
            <text:p>4,565,106</text:p>
          </table:table-cell>
          <table:table-cell table:style-name="ce13" table:formula="of:=[.H5]+[.I5]" office:value-type="float" office:value="6356272" calcext:value-type="float">
            <text:p>6,356,272</text:p>
          </table:table-cell>
          <table:table-cell table:style-name="ce20" office:value-type="float" office:value="15.683007" calcext:value-type="float">
            <text:p>15.683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0976" calcext:value-type="float">
            <text:p>660,976</text:p>
          </table:table-cell>
          <table:table-cell office:value-type="float" office:value="4841723" calcext:value-type="float">
            <text:p>4,841,723</text:p>
          </table:table-cell>
          <table:table-cell table:formula="of:=[.N5]+[.O5]" office:value-type="float" office:value="5502699" calcext:value-type="float">
            <text:p>5,502,699</text:p>
          </table:table-cell>
          <table:table-cell office:value-type="float" office:value="7.659401" calcext:value-type="float">
            <text:p>7.659401</text:p>
          </table:table-cell>
          <table:table-cell/>
          <table:table-cell office:value-type="string" calcext:value-type="string">
            <text:p>max/min</text:p>
          </table:table-cell>
          <table:table-cell table:formula="of:=[.U4]/[.T4]" office:value-type="float" office:value="8.69123375188084" calcext:value-type="float">
            <text:p>8.69123375188084</text:p>
          </table:table-cell>
          <table:table-cell table:style-name="ce13" table:number-columns-repeated="2"/>
          <table:table-cell table:style-name="ce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6034" calcext:value-type="float">
            <text:p>476,034</text:p>
          </table:table-cell>
          <table:table-cell office:value-type="float" office:value="2785870" calcext:value-type="float">
            <text:p>2,785,870</text:p>
          </table:table-cell>
          <table:table-cell table:formula="of:=[.B6]+[.C6]" office:value-type="float" office:value="3261904" calcext:value-type="float">
            <text:p>3,261,904</text:p>
          </table:table-cell>
          <table:table-cell office:value-type="float" office:value="5.209325" calcext:value-type="float">
            <text:p>5.2093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 office:value-type="float" office:value="7916576" calcext:value-type="float">
            <text:p>7,916,576</text:p>
          </table:table-cell>
          <table:table-cell table:style-name="ce13" office:value-type="float" office:value="18708139" calcext:value-type="float">
            <text:p>18,708,139</text:p>
          </table:table-cell>
          <table:table-cell table:style-name="ce13" table:formula="of:=[.H6]+[.I6]" office:value-type="float" office:value="26624715" calcext:value-type="float">
            <text:p>26,624,715</text:p>
          </table:table-cell>
          <table:table-cell table:style-name="ce20" office:value-type="float" office:value="66.701845" calcext:value-type="float">
            <text:p>66.7018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8992" calcext:value-type="float">
            <text:p>858,992</text:p>
          </table:table-cell>
          <table:table-cell office:value-type="float" office:value="5828889" calcext:value-type="float">
            <text:p>5,828,889</text:p>
          </table:table-cell>
          <table:table-cell table:formula="of:=[.N6]+[.O6]" office:value-type="float" office:value="6687881" calcext:value-type="float">
            <text:p>6,687,881</text:p>
          </table:table-cell>
          <table:table-cell office:value-type="float" office:value="9.52246" calcext:value-type="float">
            <text:p>9.522460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2244" calcext:value-type="float">
            <text:p>462,244</text:p>
          </table:table-cell>
          <table:table-cell office:value-type="float" office:value="2539293" calcext:value-type="float">
            <text:p>2,539,293</text:p>
          </table:table-cell>
          <table:table-cell table:formula="of:=[.B7]+[.C7]" office:value-type="float" office:value="3001537" calcext:value-type="float">
            <text:p>3,001,537</text:p>
          </table:table-cell>
          <table:table-cell office:value-type="float" office:value="4.999609" calcext:value-type="float">
            <text:p>4.999609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float" office:value="3295401" calcext:value-type="float">
            <text:p>3,295,401</text:p>
          </table:table-cell>
          <table:table-cell table:style-name="ce13" office:value-type="float" office:value="8816914" calcext:value-type="float">
            <text:p>8,816,914</text:p>
          </table:table-cell>
          <table:table-cell table:style-name="ce13" table:formula="of:=[.H7]+[.I7]" office:value-type="float" office:value="12112315" calcext:value-type="float">
            <text:p>12,112,315</text:p>
          </table:table-cell>
          <table:table-cell table:style-name="ce20" office:value-type="float" office:value="29.247356" calcext:value-type="float">
            <text:p>29.2473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81409" calcext:value-type="float">
            <text:p>1,181,409</text:p>
          </table:table-cell>
          <table:table-cell office:value-type="float" office:value="8435791" calcext:value-type="float">
            <text:p>8,435,791</text:p>
          </table:table-cell>
          <table:table-cell table:formula="of:=[.N7]+[.O7]" office:value-type="float" office:value="9617200" calcext:value-type="float">
            <text:p>9,617,200</text:p>
          </table:table-cell>
          <table:table-cell office:value-type="float" office:value="13.190783" calcext:value-type="float">
            <text:p>13.190783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338" calcext:value-type="float">
            <text:p>312,338</text:p>
          </table:table-cell>
          <table:table-cell office:value-type="float" office:value="1558699" calcext:value-type="float">
            <text:p>1,558,699</text:p>
          </table:table-cell>
          <table:table-cell table:formula="of:=[.B8]+[.C8]" office:value-type="float" office:value="1871037" calcext:value-type="float">
            <text:p>1,871,037</text:p>
          </table:table-cell>
          <table:table-cell office:value-type="float" office:value="3.20202" calcext:value-type="float">
            <text:p>3.2020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float" office:value="3131731" calcext:value-type="float">
            <text:p>3,131,731</text:p>
          </table:table-cell>
          <table:table-cell table:style-name="ce13" office:value-type="float" office:value="9008031" calcext:value-type="float">
            <text:p>9,008,031</text:p>
          </table:table-cell>
          <table:table-cell table:style-name="ce13" table:formula="of:=[.H8]+[.I8]" office:value-type="float" office:value="12139762" calcext:value-type="float">
            <text:p>12,139,762</text:p>
          </table:table-cell>
          <table:table-cell table:style-name="ce20" office:value-type="float" office:value="28.513552" calcext:value-type="float">
            <text:p>28.5135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65903" calcext:value-type="float">
            <text:p>1,065,903</text:p>
          </table:table-cell>
          <table:table-cell office:value-type="float" office:value="8954712" calcext:value-type="float">
            <text:p>8,954,712</text:p>
          </table:table-cell>
          <table:table-cell table:formula="of:=[.N8]+[.O8]" office:value-type="float" office:value="10020615" calcext:value-type="float">
            <text:p>10,020,615</text:p>
          </table:table-cell>
          <table:table-cell office:value-type="float" office:value="13.596737" calcext:value-type="float">
            <text:p>13.596737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7876" calcext:value-type="float">
            <text:p>437,876</text:p>
          </table:table-cell>
          <table:table-cell office:value-type="float" office:value="2464709" calcext:value-type="float">
            <text:p>2,464,709</text:p>
          </table:table-cell>
          <table:table-cell table:formula="of:=[.B9]+[.C9]" office:value-type="float" office:value="2902585" calcext:value-type="float">
            <text:p>2,902,585</text:p>
          </table:table-cell>
          <table:table-cell office:value-type="float" office:value="4.642549" calcext:value-type="float">
            <text:p>4.642549</text:p>
          </table:table-cell>
          <table:table-cell/>
          <table:table-cell office:value-type="string" calcext:value-type="string">
            <text:p>sum/max</text:p>
          </table:table-cell>
          <table:table-cell table:style-name="ce13" table:formula="of:=SUM([.H4:.H8])" office:value-type="float" office:value="17622899" calcext:value-type="float">
            <text:p>17,622,899</text:p>
          </table:table-cell>
          <table:table-cell table:style-name="ce13" table:formula="of:=SUM([.I4:.I8])" office:value-type="float" office:value="44320274" calcext:value-type="float">
            <text:p>44,320,274</text:p>
          </table:table-cell>
          <table:table-cell table:style-name="ce13" table:formula="of:=SUM([.J4:.J8])" office:value-type="float" office:value="61943173" calcext:value-type="float">
            <text:p>61,943,173</text:p>
          </table:table-cell>
          <table:table-cell table:formula="of:=MAX([.K4:.K8])" office:value-type="float" office:value="66.701845" calcext:value-type="float">
            <text:p>66.7018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76959" calcext:value-type="float">
            <text:p>1,076,959</text:p>
          </table:table-cell>
          <table:table-cell office:value-type="float" office:value="9163987" calcext:value-type="float">
            <text:p>9,163,987</text:p>
          </table:table-cell>
          <table:table-cell table:formula="of:=[.N9]+[.O9]" office:value-type="float" office:value="10240946" calcext:value-type="float">
            <text:p>10,240,946</text:p>
          </table:table-cell>
          <table:table-cell office:value-type="float" office:value="13.619586" calcext:value-type="float">
            <text:p>13.619586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4809" calcext:value-type="float">
            <text:p>604,809</text:p>
          </table:table-cell>
          <table:table-cell office:value-type="float" office:value="3811683" calcext:value-type="float">
            <text:p>3,811,683</text:p>
          </table:table-cell>
          <table:table-cell table:formula="of:=[.B10]+[.C10]" office:value-type="float" office:value="4416492" calcext:value-type="float">
            <text:p>4,416,492</text:p>
          </table:table-cell>
          <table:table-cell office:value-type="float" office:value="6.523499" calcext:value-type="float">
            <text:p>6.523499</text:p>
          </table:table-cell>
          <table:table-cell/>
          <table:table-cell office:value-type="string" calcext:value-type="string">
            <text:p>max/min</text:p>
          </table:table-cell>
          <table:table-cell table:formula="of:=[.I9]/[.H9]" office:value-type="float" office:value="2.51492526853839" calcext:value-type="float">
            <text:p>2.5149252685383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103227" calcext:value-type="float">
            <text:p>1,103,227</text:p>
          </table:table-cell>
          <table:table-cell office:value-type="float" office:value="9996562" calcext:value-type="float">
            <text:p>9,996,562</text:p>
          </table:table-cell>
          <table:table-cell table:formula="of:=[.N10]+[.O10]" office:value-type="float" office:value="11099789" calcext:value-type="float">
            <text:p>11,099,789</text:p>
          </table:table-cell>
          <table:table-cell office:value-type="float" office:value="14.263228" calcext:value-type="float">
            <text:p>14.263228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8354" calcext:value-type="float">
            <text:p>408,354</text:p>
          </table:table-cell>
          <table:table-cell office:value-type="float" office:value="2639274" calcext:value-type="float">
            <text:p>2,639,274</text:p>
          </table:table-cell>
          <table:table-cell table:formula="of:=[.B11]+[.C11]" office:value-type="float" office:value="3047628" calcext:value-type="float">
            <text:p>3,047,628</text:p>
          </table:table-cell>
          <table:table-cell office:value-type="float" office:value="4.575602" calcext:value-type="float">
            <text:p>4.57560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09601" calcext:value-type="float">
            <text:p>1,009,601</text:p>
          </table:table-cell>
          <table:table-cell office:value-type="float" office:value="8529165" calcext:value-type="float">
            <text:p>8,529,165</text:p>
          </table:table-cell>
          <table:table-cell table:formula="of:=[.N11]+[.O11]" office:value-type="float" office:value="9538766" calcext:value-type="float">
            <text:p>9,538,766</text:p>
          </table:table-cell>
          <table:table-cell office:value-type="float" office:value="12.95317" calcext:value-type="float">
            <text:p>12.953170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0005" calcext:value-type="float">
            <text:p>570,005</text:p>
          </table:table-cell>
          <table:table-cell office:value-type="float" office:value="3332981" calcext:value-type="float">
            <text:p>3,332,981</text:p>
          </table:table-cell>
          <table:table-cell table:formula="of:=[.B12]+[.C12]" office:value-type="float" office:value="3902986" calcext:value-type="float">
            <text:p>3,902,986</text:p>
          </table:table-cell>
          <table:table-cell office:value-type="float" office:value="6.011289" calcext:value-type="float">
            <text:p>6.01128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456242" calcext:value-type="float">
            <text:p>456,242</text:p>
          </table:table-cell>
          <table:table-cell office:value-type="float" office:value="3694654" calcext:value-type="float">
            <text:p>3,694,654</text:p>
          </table:table-cell>
          <table:table-cell table:formula="of:=[.N12]+[.O12]" office:value-type="float" office:value="4150896" calcext:value-type="float">
            <text:p>4,150,896</text:p>
          </table:table-cell>
          <table:table-cell office:value-type="float" office:value="5.509723" calcext:value-type="float">
            <text:p>5.509723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2901" calcext:value-type="float">
            <text:p>502,901</text:p>
          </table:table-cell>
          <table:table-cell office:value-type="float" office:value="3046892" calcext:value-type="float">
            <text:p>3,046,892</text:p>
          </table:table-cell>
          <table:table-cell table:formula="of:=[.B13]+[.C13]" office:value-type="float" office:value="3549793" calcext:value-type="float">
            <text:p>3,549,793</text:p>
          </table:table-cell>
          <table:table-cell office:value-type="float" office:value="5.293256" calcext:value-type="float">
            <text:p>5.293256</text:p>
          </table:table-cell>
          <table:table-cell table:number-columns-repeated="2"/>
          <table:table-cell table:style-name="ce13" table:number-columns-repeated="3"/>
          <table:table-cell table:style-name="ce20"/>
          <table:table-cell/>
          <table:table-cell office:value-type="float" office:value="10" calcext:value-type="float">
            <text:p>10</text:p>
          </table:table-cell>
          <table:table-cell office:value-type="float" office:value="1146291" calcext:value-type="float">
            <text:p>1,146,291</text:p>
          </table:table-cell>
          <table:table-cell office:value-type="float" office:value="9929972" calcext:value-type="float">
            <text:p>9,929,972</text:p>
          </table:table-cell>
          <table:table-cell table:formula="of:=[.N13]+[.O13]" office:value-type="float" office:value="11076263" calcext:value-type="float">
            <text:p>11,076,263</text:p>
          </table:table-cell>
          <table:table-cell office:value-type="float" office:value="13.883644" calcext:value-type="float">
            <text:p>13.883644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7530" calcext:value-type="float">
            <text:p>407,530</text:p>
          </table:table-cell>
          <table:table-cell office:value-type="float" office:value="2520051" calcext:value-type="float">
            <text:p>2,520,051</text:p>
          </table:table-cell>
          <table:table-cell table:formula="of:=[.B14]+[.C14]" office:value-type="float" office:value="2927581" calcext:value-type="float">
            <text:p>2,927,581</text:p>
          </table:table-cell>
          <table:table-cell office:value-type="float" office:value="4.197161" calcext:value-type="float">
            <text:p>4.197161</text:p>
          </table:table-cell>
          <table:table-cell table:number-columns-repeated="2"/>
          <table:table-cell table:style-name="ce13" table:number-columns-repeated="3"/>
          <table:table-cell table:style-name="ce20"/>
          <table:table-cell/>
          <table:table-cell office:value-type="float" office:value="11" calcext:value-type="float">
            <text:p>11</text:p>
          </table:table-cell>
          <table:table-cell office:value-type="float" office:value="1196418" calcext:value-type="float">
            <text:p>1,196,418</text:p>
          </table:table-cell>
          <table:table-cell office:value-type="float" office:value="9662173" calcext:value-type="float">
            <text:p>9,662,173</text:p>
          </table:table-cell>
          <table:table-cell table:formula="of:=[.N14]+[.O14]" office:value-type="float" office:value="10858591" calcext:value-type="float">
            <text:p>10,858,591</text:p>
          </table:table-cell>
          <table:table-cell office:value-type="float" office:value="13.615705" calcext:value-type="float">
            <text:p>13.615705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5689" calcext:value-type="float">
            <text:p>325,689</text:p>
          </table:table-cell>
          <table:table-cell office:value-type="float" office:value="1974812" calcext:value-type="float">
            <text:p>1,974,812</text:p>
          </table:table-cell>
          <table:table-cell table:formula="of:=[.B15]+[.C15]" office:value-type="float" office:value="2300501" calcext:value-type="float">
            <text:p>2,300,501</text:p>
          </table:table-cell>
          <table:table-cell office:value-type="float" office:value="3.363356" calcext:value-type="float">
            <text:p>3.363356</text:p>
          </table:table-cell>
          <table:table-cell table:number-columns-repeated="2"/>
          <table:table-cell table:style-name="ce13" table:number-columns-repeated="3"/>
          <table:table-cell table:style-name="ce20"/>
          <table:table-cell/>
          <table:table-cell office:value-type="float" office:value="12" calcext:value-type="float">
            <text:p>12</text:p>
          </table:table-cell>
          <table:table-cell office:value-type="float" office:value="870140" calcext:value-type="float">
            <text:p>870,140</text:p>
          </table:table-cell>
          <table:table-cell office:value-type="float" office:value="6848547" calcext:value-type="float">
            <text:p>6,848,547</text:p>
          </table:table-cell>
          <table:table-cell table:formula="of:=[.N15]+[.O15]" office:value-type="float" office:value="7718687" calcext:value-type="float">
            <text:p>7,718,687</text:p>
          </table:table-cell>
          <table:table-cell office:value-type="float" office:value="10.814577" calcext:value-type="float">
            <text:p>10.814577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455" calcext:value-type="float">
            <text:p>248,455</text:p>
          </table:table-cell>
          <table:table-cell office:value-type="float" office:value="1345621" calcext:value-type="float">
            <text:p>1,345,621</text:p>
          </table:table-cell>
          <table:table-cell table:formula="of:=[.B16]+[.C16]" office:value-type="float" office:value="1594076" calcext:value-type="float">
            <text:p>1,594,076</text:p>
          </table:table-cell>
          <table:table-cell office:value-type="float" office:value="2.489774" calcext:value-type="float">
            <text:p>2.489774</text:p>
          </table:table-cell>
          <table:table-cell table:number-columns-repeated="2"/>
          <table:table-cell table:style-name="ce13" table:number-columns-repeated="3"/>
          <table:table-cell table:style-name="ce20"/>
          <table:table-cell/>
          <table:table-cell office:value-type="float" office:value="13" calcext:value-type="float">
            <text:p>13</text:p>
          </table:table-cell>
          <table:table-cell office:value-type="float" office:value="1227562" calcext:value-type="float">
            <text:p>1,227,562</text:p>
          </table:table-cell>
          <table:table-cell office:value-type="float" office:value="9214187" calcext:value-type="float">
            <text:p>9,214,187</text:p>
          </table:table-cell>
          <table:table-cell table:formula="of:=[.N16]+[.O16]" office:value-type="float" office:value="10441749" calcext:value-type="float">
            <text:p>10,441,749</text:p>
          </table:table-cell>
          <table:table-cell office:value-type="float" office:value="13.454608" calcext:value-type="float">
            <text:p>13.454608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3230" calcext:value-type="float">
            <text:p>343,230</text:p>
          </table:table-cell>
          <table:table-cell office:value-type="float" office:value="1788009" calcext:value-type="float">
            <text:p>1,788,009</text:p>
          </table:table-cell>
          <table:table-cell table:formula="of:=[.B17]+[.C17]" office:value-type="float" office:value="2131239" calcext:value-type="float">
            <text:p>2,131,239</text:p>
          </table:table-cell>
          <table:table-cell office:value-type="float" office:value="3.315569" calcext:value-type="float">
            <text:p>3.315569</text:p>
          </table:table-cell>
          <table:table-cell table:number-columns-repeated="2"/>
          <table:table-cell table:style-name="ce13" table:number-columns-repeated="3"/>
          <table:table-cell table:style-name="ce20"/>
          <table:table-cell/>
          <table:table-cell office:value-type="float" office:value="14" calcext:value-type="float">
            <text:p>14</text:p>
          </table:table-cell>
          <table:table-cell office:value-type="float" office:value="1000571" calcext:value-type="float">
            <text:p>1,000,571</text:p>
          </table:table-cell>
          <table:table-cell office:value-type="float" office:value="7239832" calcext:value-type="float">
            <text:p>7,239,832</text:p>
          </table:table-cell>
          <table:table-cell table:formula="of:=[.N17]+[.O17]" office:value-type="float" office:value="8240403" calcext:value-type="float">
            <text:p>8,240,403</text:p>
          </table:table-cell>
          <table:table-cell office:value-type="float" office:value="10.746575" calcext:value-type="float">
            <text:p>10.746575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3269" calcext:value-type="float">
            <text:p>393,269</text:p>
          </table:table-cell>
          <table:table-cell office:value-type="float" office:value="2226029" calcext:value-type="float">
            <text:p>2,226,029</text:p>
          </table:table-cell>
          <table:table-cell table:formula="of:=[.B18]+[.C18]" office:value-type="float" office:value="2619298" calcext:value-type="float">
            <text:p>2,619,298</text:p>
          </table:table-cell>
          <table:table-cell office:value-type="float" office:value="4.077998" calcext:value-type="float">
            <text:p>4.077998</text:p>
          </table:table-cell>
          <table:table-cell table:number-columns-repeated="2"/>
          <table:table-cell table:style-name="ce13" table:number-columns-repeated="3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46289" calcext:value-type="float">
            <text:p>746,289</text:p>
          </table:table-cell>
          <table:table-cell office:value-type="float" office:value="5333305" calcext:value-type="float">
            <text:p>5,333,305</text:p>
          </table:table-cell>
          <table:table-cell table:formula="of:=[.N18]+[.O18]" office:value-type="float" office:value="6079594" calcext:value-type="float">
            <text:p>6,079,594</text:p>
          </table:table-cell>
          <table:table-cell office:value-type="float" office:value="8.205483" calcext:value-type="float">
            <text:p>8.205483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6767" calcext:value-type="float">
            <text:p>276,767</text:p>
          </table:table-cell>
          <table:table-cell office:value-type="float" office:value="1666425" calcext:value-type="float">
            <text:p>1,666,425</text:p>
          </table:table-cell>
          <table:table-cell table:formula="of:=[.B19]+[.C19]" office:value-type="float" office:value="1943192" calcext:value-type="float">
            <text:p>1,943,192</text:p>
          </table:table-cell>
          <table:table-cell office:value-type="float" office:value="2.915754" calcext:value-type="float">
            <text:p>2.91575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777205" calcext:value-type="float">
            <text:p>777,205</text:p>
          </table:table-cell>
          <table:table-cell office:value-type="float" office:value="5758185" calcext:value-type="float">
            <text:p>5,758,185</text:p>
          </table:table-cell>
          <table:table-cell table:formula="of:=[.N19]+[.O19]" office:value-type="float" office:value="6535390" calcext:value-type="float">
            <text:p>6,535,390</text:p>
          </table:table-cell>
          <table:table-cell office:value-type="float" office:value="8.35944" calcext:value-type="float">
            <text:p>8.359440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89" calcext:value-type="float">
            <text:p>54,889</text:p>
          </table:table-cell>
          <table:table-cell office:value-type="float" office:value="271327" calcext:value-type="float">
            <text:p>271,327</text:p>
          </table:table-cell>
          <table:table-cell table:formula="of:=[.B20]+[.C20]" office:value-type="float" office:value="326216" calcext:value-type="float">
            <text:p>326,216</text:p>
          </table:table-cell>
          <table:table-cell office:value-type="float" office:value="0.519818" calcext:value-type="float">
            <text:p>0.51981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089782" calcext:value-type="float">
            <text:p>1,089,782</text:p>
          </table:table-cell>
          <table:table-cell office:value-type="float" office:value="7130858" calcext:value-type="float">
            <text:p>7,130,858</text:p>
          </table:table-cell>
          <table:table-cell table:formula="of:=[.N20]+[.O20]" office:value-type="float" office:value="8220640" calcext:value-type="float">
            <text:p>8,220,640</text:p>
          </table:table-cell>
          <table:table-cell office:value-type="float" office:value="11.031869" calcext:value-type="float">
            <text:p>11.031869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2129" calcext:value-type="float">
            <text:p>592,129</text:p>
          </table:table-cell>
          <table:table-cell office:value-type="float" office:value="2652241" calcext:value-type="float">
            <text:p>2,652,241</text:p>
          </table:table-cell>
          <table:table-cell table:formula="of:=[.B21]+[.C21]" office:value-type="float" office:value="3244370" calcext:value-type="float">
            <text:p>3,244,370</text:p>
          </table:table-cell>
          <table:table-cell office:value-type="float" office:value="5.389811" calcext:value-type="float">
            <text:p>5.38981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96691" calcext:value-type="float">
            <text:p>996,691</text:p>
          </table:table-cell>
          <table:table-cell office:value-type="float" office:value="6790442" calcext:value-type="float">
            <text:p>6,790,442</text:p>
          </table:table-cell>
          <table:table-cell table:formula="of:=[.N21]+[.O21]" office:value-type="float" office:value="7787133" calcext:value-type="float">
            <text:p>7,787,133</text:p>
          </table:table-cell>
          <table:table-cell office:value-type="float" office:value="10.099967" calcext:value-type="float">
            <text:p>10.099967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5227" calcext:value-type="float">
            <text:p>645,227</text:p>
          </table:table-cell>
          <table:table-cell office:value-type="float" office:value="2998311" calcext:value-type="float">
            <text:p>2,998,311</text:p>
          </table:table-cell>
          <table:table-cell table:formula="of:=[.B22]+[.C22]" office:value-type="float" office:value="3643538" calcext:value-type="float">
            <text:p>3,643,538</text:p>
          </table:table-cell>
          <table:table-cell office:value-type="float" office:value="6.135714" calcext:value-type="float">
            <text:p>6.135714</text:p>
          </table:table-cell>
          <table:table-cell table:number-columns-repeated="7"/>
          <table:table-cell office:value-type="string" calcext:value-type="string">
            <text:p>sum/max</text:p>
          </table:table-cell>
          <table:table-cell table:formula="of:=SUM([.N4:.N21])" office:value-type="float" office:value="16853440" calcext:value-type="float">
            <text:p>16,853,440</text:p>
          </table:table-cell>
          <table:table-cell table:formula="of:=SUM([.O4:.O21])" office:value-type="float" office:value="129938901" calcext:value-type="float">
            <text:p>129,938,901</text:p>
          </table:table-cell>
          <table:table-cell table:formula="of:=SUM([.P4:.P21])" office:value-type="float" office:value="146792341" calcext:value-type="float">
            <text:p>146,792,341</text:p>
          </table:table-cell>
          <table:table-cell table:style-name="Default" table:formula="of:=MAX([.Q4:.Q21])" office:value-type="float" office:value="14.263228" calcext:value-type="float">
            <text:p>14.26322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9657" calcext:value-type="float">
            <text:p>349,657</text:p>
          </table:table-cell>
          <table:table-cell office:value-type="float" office:value="1958751" calcext:value-type="float">
            <text:p>1,958,751</text:p>
          </table:table-cell>
          <table:table-cell table:formula="of:=[.B23]+[.C23]" office:value-type="float" office:value="2308408" calcext:value-type="float">
            <text:p>2,308,408</text:p>
          </table:table-cell>
          <table:table-cell office:value-type="float" office:value="3.555679" calcext:value-type="float">
            <text:p>3.555679</text:p>
          </table:table-cell>
          <table:table-cell table:number-columns-repeated="7"/>
          <table:table-cell office:value-type="string" calcext:value-type="string">
            <text:p>max/min</text:p>
          </table:table-cell>
          <table:table-cell table:style-name="Default" table:formula="of:=[.O22]/[.N22]" office:value-type="float" office:value="7.70993346165531" calcext:value-type="float">
            <text:p>7.7099334616553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456" calcext:value-type="float">
            <text:p>242,456</text:p>
          </table:table-cell>
          <table:table-cell office:value-type="float" office:value="1288548" calcext:value-type="float">
            <text:p>1,288,548</text:p>
          </table:table-cell>
          <table:table-cell table:formula="of:=[.B24]+[.C24]" office:value-type="float" office:value="1531004" calcext:value-type="float">
            <text:p>1,531,004</text:p>
          </table:table-cell>
          <table:table-cell office:value-type="float" office:value="2.407878" calcext:value-type="float">
            <text:p>2.407878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061" calcext:value-type="float">
            <text:p>158,061</text:p>
          </table:table-cell>
          <table:table-cell office:value-type="float" office:value="763573" calcext:value-type="float">
            <text:p>763,573</text:p>
          </table:table-cell>
          <table:table-cell table:formula="of:=[.B25]+[.C25]" office:value-type="float" office:value="921634" calcext:value-type="float">
            <text:p>921,634</text:p>
          </table:table-cell>
          <table:table-cell office:value-type="float" office:value="1.429036" calcext:value-type="float">
            <text:p>1.42903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0010" calcext:value-type="float">
            <text:p>340,010</text:p>
          </table:table-cell>
          <table:table-cell office:value-type="float" office:value="1097071" calcext:value-type="float">
            <text:p>1,097,071</text:p>
          </table:table-cell>
          <table:table-cell table:formula="of:=[.B26]+[.C26]" office:value-type="float" office:value="1437081" calcext:value-type="float">
            <text:p>1,437,081</text:p>
          </table:table-cell>
          <table:table-cell office:value-type="float" office:value="2.607688" calcext:value-type="float">
            <text:p>2.607688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4969" calcext:value-type="float">
            <text:p>174,969</text:p>
          </table:table-cell>
          <table:table-cell office:value-type="float" office:value="492434" calcext:value-type="float">
            <text:p>492,434</text:p>
          </table:table-cell>
          <table:table-cell table:formula="of:=[.B27]+[.C27]" office:value-type="float" office:value="667403" calcext:value-type="float">
            <text:p>667,403</text:p>
          </table:table-cell>
          <table:table-cell office:value-type="float" office:value="1.227959" calcext:value-type="float">
            <text:p>1.227959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144" calcext:value-type="float">
            <text:p>40,144</text:p>
          </table:table-cell>
          <table:table-cell office:value-type="float" office:value="153678" calcext:value-type="float">
            <text:p>153,678</text:p>
          </table:table-cell>
          <table:table-cell table:formula="of:=[.B28]+[.C28]" office:value-type="float" office:value="193822" calcext:value-type="float">
            <text:p>193,822</text:p>
          </table:table-cell>
          <table:table-cell office:value-type="float" office:value="0.287596" calcext:value-type="float">
            <text:p>0.287596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722" calcext:value-type="float">
            <text:p>65,722</text:p>
          </table:table-cell>
          <table:table-cell office:value-type="float" office:value="245167" calcext:value-type="float">
            <text:p>245,167</text:p>
          </table:table-cell>
          <table:table-cell table:formula="of:=[.B29]+[.C29]" office:value-type="float" office:value="310889" calcext:value-type="float">
            <text:p>310,889</text:p>
          </table:table-cell>
          <table:table-cell office:value-type="float" office:value="0.472987" calcext:value-type="float">
            <text:p>0.472987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9065" calcext:value-type="float">
            <text:p>129,065</text:p>
          </table:table-cell>
          <table:table-cell office:value-type="float" office:value="460199" calcext:value-type="float">
            <text:p>460,199</text:p>
          </table:table-cell>
          <table:table-cell table:formula="of:=[.B30]+[.C30]" office:value-type="float" office:value="589264" calcext:value-type="float">
            <text:p>589,264</text:p>
          </table:table-cell>
          <table:table-cell office:value-type="float" office:value="0.886898" calcext:value-type="float">
            <text:p>0.886898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110" calcext:value-type="float">
            <text:p>51,110</text:p>
          </table:table-cell>
          <table:table-cell office:value-type="float" office:value="204738" calcext:value-type="float">
            <text:p>204,738</text:p>
          </table:table-cell>
          <table:table-cell table:formula="of:=[.B31]+[.C31]" office:value-type="float" office:value="255848" calcext:value-type="float">
            <text:p>255,848</text:p>
          </table:table-cell>
          <table:table-cell office:value-type="float" office:value="0.350059" calcext:value-type="float">
            <text:p>0.350059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6597" calcext:value-type="float">
            <text:p>546,597</text:p>
          </table:table-cell>
          <table:table-cell office:value-type="float" office:value="1725547" calcext:value-type="float">
            <text:p>1,725,547</text:p>
          </table:table-cell>
          <table:table-cell table:formula="of:=[.B32]+[.C32]" office:value-type="float" office:value="2272144" calcext:value-type="float">
            <text:p>2,272,144</text:p>
          </table:table-cell>
          <table:table-cell office:value-type="float" office:value="3.44225" calcext:value-type="float">
            <text:p>3.44225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566" calcext:value-type="float">
            <text:p>20,566</text:p>
          </table:table-cell>
          <table:table-cell office:value-type="float" office:value="30234" calcext:value-type="float">
            <text:p>30,234</text:p>
          </table:table-cell>
          <table:table-cell table:formula="of:=[.B33]+[.C33]" office:value-type="float" office:value="50800" calcext:value-type="float">
            <text:p>50,800</text:p>
          </table:table-cell>
          <table:table-cell office:value-type="float" office:value="0.089463" calcext:value-type="float">
            <text:p>0.089463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7261" calcext:value-type="float">
            <text:p>337,261</text:p>
          </table:table-cell>
          <table:table-cell office:value-type="float" office:value="617090" calcext:value-type="float">
            <text:p>617,090</text:p>
          </table:table-cell>
          <table:table-cell table:formula="of:=[.B34]+[.C34]" office:value-type="float" office:value="954351" calcext:value-type="float">
            <text:p>954,351</text:p>
          </table:table-cell>
          <table:table-cell office:value-type="float" office:value="1.514355" calcext:value-type="float">
            <text:p>1.514355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8487" calcext:value-type="float">
            <text:p>328,487</text:p>
          </table:table-cell>
          <table:table-cell office:value-type="float" office:value="462013" calcext:value-type="float">
            <text:p>462,013</text:p>
          </table:table-cell>
          <table:table-cell table:formula="of:=[.B35]+[.C35]" office:value-type="float" office:value="790500" calcext:value-type="float">
            <text:p>790,500</text:p>
          </table:table-cell>
          <table:table-cell office:value-type="float" office:value="1.390731" calcext:value-type="float">
            <text:p>1.390731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9915" calcext:value-type="float">
            <text:p>389,915</text:p>
          </table:table-cell>
          <table:table-cell office:value-type="float" office:value="533073" calcext:value-type="float">
            <text:p>533,073</text:p>
          </table:table-cell>
          <table:table-cell table:formula="of:=[.B36]+[.C36]" office:value-type="float" office:value="922988" calcext:value-type="float">
            <text:p>922,988</text:p>
          </table:table-cell>
          <table:table-cell office:value-type="float" office:value="1.614781" calcext:value-type="float">
            <text:p>1.61478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7938" calcext:value-type="float">
            <text:p>407,938</text:p>
          </table:table-cell>
          <table:table-cell office:value-type="float" office:value="905538" calcext:value-type="float">
            <text:p>905,538</text:p>
          </table:table-cell>
          <table:table-cell table:formula="of:=[.B37]+[.C37]" office:value-type="float" office:value="1313476" calcext:value-type="float">
            <text:p>1,313,476</text:p>
          </table:table-cell>
          <table:table-cell office:value-type="float" office:value="1.828202" calcext:value-type="float">
            <text:p>1.82820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130" calcext:value-type="float">
            <text:p>35,130</text:p>
          </table:table-cell>
          <table:table-cell office:value-type="float" office:value="75972" calcext:value-type="float">
            <text:p>75,972</text:p>
          </table:table-cell>
          <table:table-cell table:formula="of:=[.B38]+[.C38]" office:value-type="float" office:value="111102" calcext:value-type="float">
            <text:p>111,102</text:p>
          </table:table-cell>
          <table:table-cell office:value-type="float" office:value="0.116594" calcext:value-type="float">
            <text:p>0.116594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9886" calcext:value-type="float">
            <text:p>949,886</text:p>
          </table:table-cell>
          <table:table-cell office:value-type="float" office:value="1772852" calcext:value-type="float">
            <text:p>1,772,852</text:p>
          </table:table-cell>
          <table:table-cell table:formula="of:=[.B39]+[.C39]" office:value-type="float" office:value="2722738" calcext:value-type="float">
            <text:p>2,722,738</text:p>
          </table:table-cell>
          <table:table-cell office:value-type="float" office:value="2.972074" calcext:value-type="float">
            <text:p>2.972074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1610" calcext:value-type="float">
            <text:p>421,610</text:p>
          </table:table-cell>
          <table:table-cell office:value-type="float" office:value="574377" calcext:value-type="float">
            <text:p>574,377</text:p>
          </table:table-cell>
          <table:table-cell table:formula="of:=[.B40]+[.C40]" office:value-type="float" office:value="995987" calcext:value-type="float">
            <text:p>995,987</text:p>
          </table:table-cell>
          <table:table-cell office:value-type="float" office:value="1.154033" calcext:value-type="float">
            <text:p>1.154033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7308" calcext:value-type="float">
            <text:p>167,308</text:p>
          </table:table-cell>
          <table:table-cell office:value-type="float" office:value="167510" calcext:value-type="float">
            <text:p>167,510</text:p>
          </table:table-cell>
          <table:table-cell table:formula="of:=[.B41]+[.C41]" office:value-type="float" office:value="334818" calcext:value-type="float">
            <text:p>334,818</text:p>
          </table:table-cell>
          <table:table-cell office:value-type="float" office:value="0.47065" calcext:value-type="float">
            <text:p>0.470650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7236" calcext:value-type="float">
            <text:p>137,236</text:p>
          </table:table-cell>
          <table:table-cell office:value-type="float" office:value="120317" calcext:value-type="float">
            <text:p>120,317</text:p>
          </table:table-cell>
          <table:table-cell table:formula="of:=[.B42]+[.C42]" office:value-type="float" office:value="257553" calcext:value-type="float">
            <text:p>257,553</text:p>
          </table:table-cell>
          <table:table-cell office:value-type="float" office:value="0.336173" calcext:value-type="float">
            <text:p>0.336173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B43]+[.C43]" office:value-type="float" office:value="35" calcext:value-type="float">
            <text:p>35</text:p>
          </table:table-cell>
          <table:table-cell office:value-type="float" office:value="0.000058" calcext:value-type="float">
            <text:p>0.000058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44]+[.C44]" office:value-type="float" office:value="36" calcext:value-type="float">
            <text:p>36</text:p>
          </table:table-cell>
          <table:table-cell office:value-type="float" office:value="0.000043" calcext:value-type="float">
            <text:p>0.000043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5]+[.C45]"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6]+[.C46]" office:value-type="float" office:value="12" calcext:value-type="float">
            <text:p>12</text:p>
          </table:table-cell>
          <table:table-cell office:value-type="float" office:value="0.000039" calcext:value-type="float">
            <text:p>0.000039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7]+[.C47]"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8]+[.C48]"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49]+[.C49]" office:value-type="float" office:value="13" calcext:value-type="float">
            <text:p>13</text:p>
          </table:table-cell>
          <table:table-cell office:value-type="float" office:value="0.000042" calcext:value-type="float">
            <text:p>0.000042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50]+[.C50]" office:value-type="float" office:value="14" calcext:value-type="float">
            <text:p>14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51]+[.C51]" office:value-type="float" office:value="14" calcext:value-type="float">
            <text:p>14</text:p>
          </table:table-cell>
          <table:table-cell office:value-type="float" office:value="0.000014" calcext:value-type="float">
            <text:p>0.00001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52]+[.C52]" office:value-type="float" office:value="13" calcext:value-type="float">
            <text:p>13</text:p>
          </table:table-cell>
          <table:table-cell office:value-type="float" office:value="0.000032" calcext:value-type="float">
            <text:p>0.00003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53]+[.C53]"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4]+[.C54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5]+[.C55]" office:value-type="float" office:value="12" calcext:value-type="float">
            <text:p>12</text:p>
          </table:table-cell>
          <table:table-cell office:value-type="float" office:value="0.00004" calcext:value-type="float">
            <text:p>0.000040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6]+[.C56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57]+[.C57]" office:value-type="float" office:value="11" calcext:value-type="float">
            <text:p>11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58]+[.C58]" office:value-type="float" office:value="13" calcext:value-type="float">
            <text:p>13</text:p>
          </table:table-cell>
          <table:table-cell office:value-type="float" office:value="0.000042" calcext:value-type="float">
            <text:p>0.000042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59]+[.C59]" office:value-type="float" office:value="11" calcext:value-type="float">
            <text:p>11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0]+[.C60]"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1]+[.C61]" office:value-type="float" office:value="12" calcext:value-type="float">
            <text:p>12</text:p>
          </table:table-cell>
          <table:table-cell office:value-type="float" office:value="0.000045" calcext:value-type="float">
            <text:p>0.000045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62]+[.C62]" office:value-type="float" office:value="11" calcext:value-type="float">
            <text:p>11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3]+[.C63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64]+[.C64]" office:value-type="float" office:value="12" calcext:value-type="float">
            <text:p>12</text:p>
          </table:table-cell>
          <table:table-cell office:value-type="float" office:value="0.000039" calcext:value-type="float">
            <text:p>0.000039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65]+[.C65]" office:value-type="float" office:value="11" calcext:value-type="float">
            <text:p>11</text:p>
          </table:table-cell>
          <table:table-cell office:value-type="float" office:value="0.000018" calcext:value-type="float">
            <text:p>0.000018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6]+[.C66]"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7]+[.C67]" office:value-type="float" office:value="10" calcext:value-type="float">
            <text:p>10</text:p>
          </table:table-cell>
          <table:table-cell office:value-type="float" office:value="0.000038" calcext:value-type="float">
            <text:p>0.000038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8]+[.C68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9]+[.C69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70]+[.C70]" office:value-type="float" office:value="9" calcext:value-type="float">
            <text:p>9</text:p>
          </table:table-cell>
          <table:table-cell office:value-type="float" office:value="0.000034" calcext:value-type="float">
            <text:p>0.000034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71]+[.C71]"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72]+[.C72]"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73]+[.C73]" office:value-type="float" office:value="8" calcext:value-type="float">
            <text:p>8</text:p>
          </table:table-cell>
          <table:table-cell office:value-type="float" office:value="0.000035" calcext:value-type="float">
            <text:p>0.000035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74]+[.C74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75]+[.C75]" office:value-type="float" office:value="8" calcext:value-type="float">
            <text:p>8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76]+[.C76]" office:value-type="float" office:value="9" calcext:value-type="float">
            <text:p>9</text:p>
          </table:table-cell>
          <table:table-cell office:value-type="float" office:value="0.000035" calcext:value-type="float">
            <text:p>0.000035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77]+[.C77]"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78]+[.C78]"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79]+[.C79]" office:value-type="float" office:value="7" calcext:value-type="float">
            <text:p>7</text:p>
          </table:table-cell>
          <table:table-cell office:value-type="float" office:value="0.000032" calcext:value-type="float">
            <text:p>0.000032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80]+[.C80]" office:value-type="float" office:value="8" calcext:value-type="float">
            <text:p>8</text:p>
          </table:table-cell>
          <table:table-cell office:value-type="float" office:value="0.000012" calcext:value-type="float">
            <text:p>0.000012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1]+[.C81]"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82]+[.C82]" office:value-type="float" office:value="8" calcext:value-type="float">
            <text:p>8</text:p>
          </table:table-cell>
          <table:table-cell office:value-type="float" office:value="0.000039" calcext:value-type="float">
            <text:p>0.000039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83]+[.C83]"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84]+[.C84]"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5]+[.C85]" office:value-type="float" office:value="7" calcext:value-type="float">
            <text:p>7</text:p>
          </table:table-cell>
          <table:table-cell office:value-type="float" office:value="0.000032" calcext:value-type="float">
            <text:p>0.000032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6]+[.C86]"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7]+[.C87]"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88]+[.C88]" office:value-type="float" office:value="6" calcext:value-type="float">
            <text:p>6</text:p>
          </table:table-cell>
          <table:table-cell office:value-type="float" office:value="0.000023" calcext:value-type="float">
            <text:p>0.000023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9]+[.C89]" office:value-type="float" office:value="7" calcext:value-type="float">
            <text:p>7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90]+[.C90]"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 table:number-columns-repeated="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91]+[.C91]" office:value-type="float" office:value="4" calcext:value-type="float">
            <text:p>4</text:p>
          </table:table-cell>
          <table:table-cell office:value-type="float" office:value="0.000019" calcext:value-type="float">
            <text:p>0.000019</text:p>
          </table:table-cell>
          <table:table-cell table:number-columns-repeated="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92]+[.C92]"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 table:number-columns-repeated="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93]+[.C93]" office:value-type="float" office:value="6" calcext:value-type="float">
            <text:p>6</text:p>
          </table:table-cell>
          <table:table-cell office:value-type="float" office:value="0.000009" calcext:value-type="float">
            <text:p>0.000009</text:p>
          </table:table-cell>
          <table:table-cell table:number-columns-repeated="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94]+[.C94]" office:value-type="float" office:value="5" calcext:value-type="float">
            <text:p>5</text:p>
          </table:table-cell>
          <table:table-cell office:value-type="float" office:value="0.000039" calcext:value-type="float">
            <text:p>0.000039</text:p>
          </table:table-cell>
          <table:table-cell table:number-columns-repeated="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95]+[.C95]" office:value-type="float" office:value="4" calcext:value-type="float">
            <text:p>4</text:p>
          </table:table-cell>
          <table:table-cell office:value-type="float" office:value="0.000008" calcext:value-type="float">
            <text:p>0.000008</text:p>
          </table:table-cell>
          <table:table-cell table:number-columns-repeated="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96]+[.C96]" office:value-type="float" office:value="6" calcext:value-type="float">
            <text:p>6</text:p>
          </table:table-cell>
          <table:table-cell office:value-type="float" office:value="0.00001" calcext:value-type="float">
            <text:p>0.000010</text:p>
          </table:table-cell>
          <table:table-cell table:number-columns-repeated="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97]+[.C97]" office:value-type="float" office:value="5" calcext:value-type="float">
            <text:p>5</text:p>
          </table:table-cell>
          <table:table-cell office:value-type="float" office:value="0.000022" calcext:value-type="float">
            <text:p>0.000022</text:p>
          </table:table-cell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98]+[.C98]" office:value-type="float" office:value="4" calcext:value-type="float">
            <text:p>4</text:p>
          </table:table-cell>
          <table:table-cell office:value-type="float" office:value="0.000008" calcext:value-type="float">
            <text:p>0.000008</text:p>
          </table:table-cell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99]+[.C99]"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 table:number-columns-repeated="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00]+[.C100]" office:value-type="float" office:value="3" calcext:value-type="float">
            <text:p>3</text:p>
          </table:table-cell>
          <table:table-cell office:value-type="float" office:value="0.000018" calcext:value-type="float">
            <text:p>0.000018</text:p>
          </table:table-cell>
          <table:table-cell table:number-columns-repeated="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01]+[.C101]" office:value-type="float" office:value="2" calcext:value-type="float">
            <text:p>2</text:p>
          </table:table-cell>
          <table:table-cell office:value-type="float" office:value="0.000006" calcext:value-type="float">
            <text:p>0.000006</text:p>
          </table:table-cell>
          <table:table-cell table:number-columns-repeated="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02]+[.C102]"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03]+[.C103]"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 table:number-columns-repeated="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04]+[.C104]"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05]+[.C105]"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 table:number-columns-repeated="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06]+[.C106]"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m/max</text:p>
          </table:table-cell>
          <table:table-cell table:formula="of:=SUM([.B4:.B106])" office:value-type="float" office:value="12904164" calcext:value-type="float">
            <text:p>12,904,164</text:p>
          </table:table-cell>
          <table:table-cell table:formula="of:=SUM([.C4:.C106])" office:value-type="float" office:value="55855881" calcext:value-type="float">
            <text:p>55,855,881</text:p>
          </table:table-cell>
          <table:table-cell table:formula="of:=SUM([.D4:.D106])" office:value-type="float" office:value="68760045" calcext:value-type="float">
            <text:p>68,760,045</text:p>
          </table:table-cell>
          <table:table-cell table:style-name="Default" table:formula="of:=MAX([.E4:.E106])" office:value-type="float" office:value="6.523499" calcext:value-type="float">
            <text:p>6.523499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ax/min</text:p>
          </table:table-cell>
          <table:table-cell table:style-name="Default" table:formula="of:=[.C107]/[.B107]" office:value-type="float" office:value="4.32851605109792" calcext:value-type="float">
            <text:p>4.32851605109792</text:p>
          </table:table-cell>
          <table:table-cell table:style-name="Default" table:number-columns-repeated="3"/>
          <table:table-cell table:number-columns-repeated="8"/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0121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7:43:07.603117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07:49.405336715</meta:creation-date>
    <dc:date>2020-05-21T17:45:44.051322563</dc:date>
    <meta:editing-duration>PT2H27M47S</meta:editing-duration>
    <meta:editing-cycles>27</meta:editing-cycles>
    <meta:generator>LibreOffice/6.0.7.3$Linux_X86_64 LibreOffice_project/00m0$Build-3</meta:generator>
    <meta:document-statistic meta:table-count="1" meta:cell-count="683" meta:object-count="0"/>
  </office:meta>
</office:document-meta>
</file>